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4fe" officeooo:paragraph-rsid="000df4fe"/>
    </style:style>
    <style:style style:name="P2" style:family="paragraph" style:parent-style-name="Standard">
      <style:text-properties officeooo:rsid="001032ab" officeooo:paragraph-rsid="001032ab"/>
    </style:style>
    <style:style style:name="P3" style:family="paragraph" style:parent-style-name="Standard">
      <style:text-properties officeooo:rsid="001213d6" officeooo:paragraph-rsid="001213d6"/>
    </style:style>
    <style:style style:name="P4" style:family="paragraph" style:parent-style-name="Standard">
      <style:text-properties officeooo:rsid="001396af" officeooo:paragraph-rsid="001396af"/>
    </style:style>
    <style:style style:name="P5" style:family="paragraph" style:parent-style-name="Standard">
      <style:text-properties officeooo:rsid="0013a212" officeooo:paragraph-rsid="0013a212"/>
    </style:style>
    <style:style style:name="P6" style:family="paragraph" style:parent-style-name="Standard">
      <style:text-properties officeooo:rsid="0013c691" officeooo:paragraph-rsid="0013c691"/>
    </style:style>
    <style:style style:name="P7" style:family="paragraph" style:parent-style-name="Standard">
      <style:text-properties officeooo:rsid="0013c691" officeooo:paragraph-rsid="0016b6eb"/>
    </style:style>
    <style:style style:name="P8" style:family="paragraph" style:parent-style-name="Standard">
      <style:text-properties officeooo:rsid="0013a212" officeooo:paragraph-rsid="0018286a"/>
    </style:style>
    <style:style style:name="P9" style:family="paragraph" style:parent-style-name="Standard">
      <style:paragraph-properties fo:break-before="page"/>
      <style:text-properties officeooo:rsid="0013a212" officeooo:paragraph-rsid="0018722e"/>
    </style:style>
    <style:style style:name="P10" style:family="paragraph" style:parent-style-name="Standard">
      <style:text-properties officeooo:rsid="0013a212" officeooo:paragraph-rsid="0018722e"/>
    </style:style>
    <style:style style:name="P11" style:family="paragraph" style:parent-style-name="Standard">
      <style:text-properties officeooo:rsid="001213d6" officeooo:paragraph-rsid="0018286a"/>
    </style:style>
    <style:style style:name="P12" style:family="paragraph" style:parent-style-name="Standard">
      <style:text-properties officeooo:rsid="001396af" officeooo:paragraph-rsid="0018286a"/>
    </style:style>
    <style:style style:name="P13" style:family="paragraph" style:parent-style-name="Standard">
      <style:text-properties officeooo:rsid="0013c691" officeooo:paragraph-rsid="0013a212"/>
    </style:style>
    <style:style style:name="P14" style:family="paragraph" style:parent-style-name="Standard">
      <style:text-properties officeooo:rsid="0013c691" officeooo:paragraph-rsid="0018722e"/>
    </style:style>
    <style:style style:name="P15" style:family="paragraph" style:parent-style-name="Standard">
      <style:text-properties officeooo:rsid="001032ab" officeooo:paragraph-rsid="001032ab"/>
    </style:style>
    <style:style style:name="T1" style:family="text">
      <style:text-properties officeooo:rsid="000b2cde"/>
    </style:style>
    <style:style style:name="T2" style:family="text">
      <style:text-properties officeooo:rsid="000ce4d6"/>
    </style:style>
    <style:style style:name="T3" style:family="text">
      <style:text-properties officeooo:rsid="000d3796"/>
    </style:style>
    <style:style style:name="T4" style:family="text">
      <style:text-properties officeooo:rsid="000f8f9c"/>
    </style:style>
    <style:style style:name="T5" style:family="text">
      <style:text-properties officeooo:rsid="00111a79"/>
    </style:style>
    <style:style style:name="T6" style:family="text">
      <style:text-properties officeooo:rsid="0012c600"/>
    </style:style>
    <style:style style:name="T7" style:family="text">
      <style:text-properties officeooo:rsid="0013b88b"/>
    </style:style>
    <style:style style:name="T8" style:family="text">
      <style:text-properties officeooo:rsid="001475f5"/>
    </style:style>
    <style:style style:name="T9" style:family="text">
      <style:text-properties officeooo:rsid="00164dcd"/>
    </style:style>
    <style:style style:name="T10" style:family="text">
      <style:text-properties officeooo:rsid="0016b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5BCDgrp1<text:line-break/>- BELHADJ Ilyas<text:line-break/>- BENZIANE Fairouz<text:line-break/>- BOUSSALAH Ines<text:line-break/>- CABRAL GONCALVES Erwan<text:line-break/>- SZLAGA Kévin<text:line-break/>- CISSE Assa<text:line-break/>- COULIBALY Djibril<text:line-break/>- DARDOUR Mejdi<text:line-break/>- FAHIM Sophia<text:line-break/>- GALEDOU Manthio Joel<text:line-break/>- GREHAM Darell<text:line-break/>- HAIDARA Lala Tina<text:line-break/>- IGOUDJIL Massil<text:line-break/>- KAUR Ishmeet<text:line-break/>- REDDAM Lena<text:line-break/>- ZOBALT Maïva Rhiana</text:p>
      <text:p text:style-name="P11"/>
      <text:p text:style-name="P11"><text:span text:style-name="T6">5BCDgrp2</text:span><text:line-break/>- BEN GARAALI Ilina<text:line-break/>- BENATOU Luna<text:line-break/>- DABO Moussa<text:line-break/>- DIABIRA Idrissa<text:line-break/>- DOUMBIA Fanta<text:line-break/>- KHIARI Eva<text:line-break/>- MALLEK Massinissa<text:line-break/>- MULUMBA Benjamin<text:line-break/>- NSANSOKI Chelcy<text:line-break/>- SIDIBE Fatima<text:line-break/>- STEFAN Bruno-Noris<text:line-break/>- SYLVESTRE Jerry<text:line-break/>- TAMBALOU Khady<text:line-break/>- THANABALASINGAM Dharanya<text:line-break/>- TIEGNON Kiyann<text:line-break/>- TRAORE Filli<text:line-break/>- AIT-KACI Hacene Kais</text:p>
      <text:p text:style-name="P11"/>
      <text:p text:style-name="P12">5BCDgrp3<text:line-break/>- ALSHAHEN Lamiah<text:line-break/>- AMZAL Fazia<text:line-break/>- AOUZEN Mohamed Chahin<text:line-break/>- ASSADI Hamza<text:line-break/>- CAMARA Mouhamad Bachir<text:line-break/>- DAHOU Qassima<text:line-break/>- DIALLO Oumou<text:line-break/>- DOUCOURE Hamza<text:line-break/>- GHANEM Ines<text:line-break/>- KARAMOKO Birame<text:line-break/>- LUNTADILA MBOMBO Dimercia<text:line-break/>- MAROJIAN Nikolozi<text:line-break/>- MOUSSAOUI Rayane<text:line-break/>- MULONGO MUKENA MUSANGU Yakin Eny<text:line-break/><text:soft-page-break/>- NOMOKO Sadio<text:line-break/>- OURANE Chahid<text:line-break/>- WAGGEH Oumar</text:p>
      <text:p text:style-name="P12"/>
      <text:p text:style-name="P8">5BCDgrp4</text:p>
      <text:p text:style-name="P8">- ALAOUI Tasnim<text:line-break/>- ARASARATNAM Varun<text:line-break/>- BOUKBOUKA Esra<text:line-break/>- FERNANDES Flavio<text:line-break/>- HOUACIN Léa<text:line-break/>- CAMARA Sirele<text:line-break/>- HAMONT Whitney<text:line-break/>- JOCELYN Theresa<text:line-break/>- MOHAMAD Zaki<text:line-break/>- AIT-ALI Nathan<text:line-break/>- TANSAOUT Youva<text:line-break/>- TUNKARAR JAGANA Fatou<text:line-break/>- AMRATI Jannat<text:line-break/>- MAYAT Salma<text:line-break/>- MANANGOU Martina<text:line-break/>- MOUSSA GARBA Mikael<text:line-break/>- ARULPRAGASAM Athithyan<text:line-break/>- ZAMAN Zuhayr</text:p>
      <text:p text:style-name="Standard"/>
      <text:p text:style-name="Standard"><text:span text:style-name="T1">5EFgrp1</text:span><text:line-break/>- BARADJI Ayoub<text:line-break/>- BENAMAR BLKEBIR Kenzy<text:line-break/>- BOURHANE <text:span text:style-name="T2">Dj</text:span>amila<text:line-break/>- CAO Guillaume<text:line-break/>- COULIBALY Zainabe<text:line-break/>- EL MOUSSI Youssef Rayan<text:line-break/>- GUIKAHUIE Mah<text:line-break/>- HUYNH Duy<text:line-break/>- JOCELYN Therese<text:line-break/>- MESSAOUDENE Rabab<text:line-break/>- MUSTAFA Me<text:span text:style-name="T2">fail</text:span><text:line-break/>- SEMEDO DOS SANTOS Meilly<text:line-break/>- SHPYNTA Pavlo<text:line-break/>- STEFAN Jasmin-Saida<text:line-break/>- ZEROUALI Dina<text:line-break/><text:line-break/><text:span text:style-name="T1">5EFgrp2</text:span><text:line-break/>- BARRY Boubakar<text:line-break/>- BEN SLAMA Jaida<text:line-break/>- BERRANDOU Mohammed<text:line-break/>- CHELALI Abdelaziz<text:line-break/>- DIARISSO Ne<text:span text:style-name="T2">n</text:span>e<text:line-break/>- ELHAMDI Sihem<text:line-break/>- HAMACHI Ayoub<text:line-break/>- HELALI Adam<text:line-break/>- KR<text:span text:style-name="T3">E</text:span>VCHENKO Mykhailo<text:line-break/>- LECONTE Kendra<text:line-break/><text:soft-page-break/>- MOUNIB Lodj<text:span text:style-name="T3">ai</text:span>n Romaissa<text:line-break/>- NGALASIMBWESSO Agréable<text:line-break/>- SACKO Nafyssa<text:line-break/>- SAMB Mame<text:line-break/>- YEO Fanga Rayane Fadil</text:p>
      <text:p text:style-name="Standard"/>
      <text:p text:style-name="P1">5EFgrp3</text:p>
      <text:p text:style-name="P1">- ADRACHIS<text:span text:style-name="T4">AID</text:span> Jowad<text:line-break/>- ARBIAB Sirine<text:line-break/>- BARUTI Ritch<text:span text:style-name="T4">i</text:span><text:line-break/>- CAMARA Aicha<text:line-break/>- PIERRE-LOUIS Belinda<text:line-break/>- BGHAOUI Adam<text:line-break/>- CENALUS Tanya<text:line-break/>- CHELQI Yasmine<text:line-break/>- DA MOTA BIZET Keylian<text:line-break/>- MENDES FURTADO Rodrigo<text:line-break/>- MFUKULU Melisa<text:line-break/>- RANDRIANANJA Lohan<text:line-break/>- ZEROUALI Farah</text:p>
      <text:p text:style-name="P1"/>
      <text:p text:style-name="P2"/>
      <text:p text:style-name="P9"><text:span text:style-name="T7">6BCDgrp1</text:span><text:line-break/>- AFFRE Martin<text:line-break/>- BAMBA Mohamed-Lamine<text:line-break/>- CHARLES Sophie<text:line-break/>- DIAKITE Halima<text:line-break/>- <text:span text:style-name="T7">KOITA Maley</text:span><text:line-break/>- FOFANA Korotoumou Yassimine<text:line-break/>- IMEROVSKI Periane<text:line-break/>- LYZI<text:span text:style-name="T7">E</text:span>VE Joyce<text:line-break/>- MIAH Muttakin<text:line-break/>- OBAMBI Glamie-Perle<text:line-break/>- SIBY Ada<text:line-break/>- SMIRI Mohamed<text:line-break/>- SORO Hawa<text:line-break/>- SY Idriss<text:line-break/>- VIMINDE Grace<text:line-break/>- <text:span text:style-name="T7">ROMAR Riley</text:span></text:p>
      <text:p text:style-name="P10"/>
      <text:p text:style-name="P14">6BCDgrp2<text:line-break/>- BENHATTA Abdelmalik<text:line-break/>- COULIBALY Thieman<text:line-break/>- DIAKITE Souleymane<text:line-break/>- ESHUN Elissa<text:line-break/>- FOFANA Ousmane<text:line-break/>- IBOUROI Lamia Maria<text:line-break/>- KADAYIFCI Betül<text:line-break/>- KANOUTE Diadié<text:line-break/>- MAHFOUD Sherazade<text:line-break/>- MAROIAN Daniel<text:line-break/>- SYLLA Assetou<text:line-break/>- THANABALASINGAM Nakkeeran<text:line-break/>- TRAORE Djabala<text:line-break/>- YALINKILIC Sirac<text:line-break/>- ZEL Berat-Selman<text:line-break/>- AHAMADI Chounbana-Moutroifi<text:line-break/><text:line-break/><text:span text:style-name="T8">6BCDgrp3</text:span><text:line-break/>- BELARBI Kawtar<text:line-break/>- BOUGUENNA Loris<text:line-break/>- BOURAI Elies<text:line-break/>- CHERQAOUI-FASSI Sabrina<text:line-break/>- DIARRA Sory<text:line-break/>- DJEDDI Samy<text:line-break/>- DRAME Maïmouna<text:line-break/>- EL-ARABY Amine<text:line-break/>- FOFANA Salim<text:line-break/>- GOMEZ Brahim<text:line-break/>- HAFID Jessim<text:line-break/>- MIAH Jannatul Mowa<text:line-break/>- SIHAM Ahmed<text:line-break/>- SY Precious<text:line-break/>- THERESINE Cassandra<text:line-break/><text:soft-page-break/>- VAUM William<text:line-break/><text:line-break/><text:span text:style-name="T9">6BCDgrp4</text:span><text:line-break/>- MOUCHAOUCHE Ilane<text:line-break/>- KHATIR Adam<text:line-break/>- TOURE Alseny Junior<text:line-break/>- SININ Infi<text:line-break/>- BEPARY Amena</text:p>
      <text:p text:style-name="P14">- <text:span text:style-name="T10">EL HARIZI Inaya</text:span><text:line-break/>- AKINDES Elton-Dylan<text:line-break/>- BIETEKE Christenvie<text:line-break/>- AIR-LMAALEM Merwann<text:line-break/>- W<text:span text:style-name="T10">ILSON</text:span> Isea<text:line-break/>- ABDESSATAR Sebyl<text:line-break/>- BABOTE Brayton<text:line-break/>- LAHMER Omar<text:line-break/>- MRIBAH Nour<text:line-break/>- ZIANI Adam<text:line-break/>- AKABA Hafsa</text:p>
      <text:p text:style-name="P2"/>
      <text:p text:style-name="P2">6EFgrp1</text:p>
      <text:p text:style-name="P2">- AIT MAMMAR Yanis<text:line-break/>- BADACHE Yellana<text:line-break/>- BAGAYOKO Aladji Fode<text:line-break/>- BAZOUCHE Allaoua<text:line-break/>- BERRANDOU Aminah<text:line-break/>- COELHO Lyla Souad<text:line-break/>- DELLALI Leyel<text:line-break/>- DOGAN Sude Nur<text:line-break/>- ESSAAFI Adam<text:line-break/>- GOUIN Moise<text:line-break/>- HACHANI Hamouda<text:line-break/>- KHMARNA Mylana<text:line-break/>- LARTIGUE MORVILLE Timéo<text:line-break/>- MAKADJI Messeoude<text:line-break/>- MANSOURI Wissem<text:line-break/>- POTTIER Théo<text:line-break/>- SIBY Fousseny<text:line-break/>- SISOKO Nassoun-Mari<text:line-break/><text:line-break/>6EFgrp2<text:line-break/>- AZBAYRY Adam<text:line-break/>- BENAYAD Amina<text:line-break/>- BENKERRI H<text:span text:style-name="T5">e</text:span>lycia<text:line-break/>- BENSALEM Lyna<text:line-break/>- BOURAGBA Ilyés<text:line-break/>- CELESTIN Nella<text:line-break/>- CHAGA George Alane<text:line-break/>- DABE Inès<text:line-break/>- DIARRA Silly<text:line-break/>- ELGHOR Adem<text:line-break/>- FLEURISSANT Adriana<text:line-break/><text:soft-page-break/>- LEBAL Lisa<text:line-break/>- LOPES MONTEIRO Dylan<text:line-break/>- MAZED Ilyas<text:line-break/>- NSAWU MANZA Elvine<text:line-break/>- RAMDANI Hocine<text:line-break/>- SIBY Ismael Asse</text:p>
      <text:p text:style-name="P2"/>
      <text:p text:style-name="P3">6EFgrp3</text:p>
      <text:p text:style-name="P3"/>
      <text:p text:style-name="P3">Voici la liste des élèves apparaissant dans l'image :<text:line-break/>- TOURE Jhasia<text:line-break/>- ASRI Lyna<text:line-break/>- SOLOMON Malik<text:line-break/>- ISMAEL Ismail<text:line-break/>- KOITA Aissatou<text:line-break/>- BRANCO Léa<text:line-break/>- AIT HRA Assia<text:line-break/>- AIT ALI Elena<text:line-break/>- DE GOUAMA Chloé<text:line-break/>- DIABIRA Demba<text:line-break/>- IBOURA Jawad<text:line-break/>- JEAN PHILIPPE Dany<text:line-break/>- KHENISSI Mohamed<text:line-break/>- MENDES LOPES Hederson</text:p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51:28.646000000</meta:creation-date>
    <dc:date>2024-10-16T12:35:35.515000000</dc:date>
    <meta:editing-duration>PT1H34M15S</meta:editing-duration>
    <meta:editing-cycles>19</meta:editing-cycles>
    <meta:generator>LibreOffice/7.4.3.2$Windows_X86_64 LibreOffice_project/1048a8393ae2eeec98dff31b5c133c5f1d08b890</meta:generator>
    <meta:document-statistic meta:table-count="0" meta:image-count="0" meta:object-count="0" meta:page-count="6" meta:paragraph-count="15" meta:word-count="740" meta:character-count="4196" meta:non-whitespace-character-count="3467"/>
  </office:meta>
</office:document-meta>
</file>